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 table:style-name="ce1" office:value-type="string" calcext:value-type="string">
            <text:p>101 00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7-11T13:24:59.633137032</dc:date>
    <meta:editing-duration>PT9M8S</meta:editing-duration>
    <meta:editing-cycles>2</meta:editing-cycles>
    <meta:document-statistic meta:table-count="1" meta:cell-count="199" meta:object-count="0"/>
  </office:meta>
</office:document-meta>
</file>